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5063in" table:align="left"/>
    </style:style>
    <style:style style:name="Table1.A" style:family="table-column">
      <style:table-column-properties style:column-width="4.6903in"/>
    </style:style>
    <style:style style:name="Table1.B" style:family="table-column">
      <style:table-column-properties style:column-width="1.816in"/>
    </style:style>
    <style:style style:name="Table1.A1" style:family="table-cell">
      <style:table-cell-properties style:vertical-align="middle" fo:padding="0.0382in" fo:border="none"/>
    </style:style>
    <style:style style:name="P1" style:family="paragraph" style:parent-style-name="Footer">
      <style:paragraph-properties fo:text-align="center" style:justify-single-word="false"/>
      <style:text-properties fo:color="#5983b0" loext:opacity="100%"/>
    </style:style>
    <style:style style:name="P2" style:family="paragraph" style:parent-style-name="Standard">
      <style:paragraph-properties fo:text-align="center" style:justify-single-word="false"/>
      <style:text-properties style:font-name="Times New Roman" officeooo:paragraph-rsid="001ed64a"/>
    </style:style>
    <style:style style:name="P3" style:family="paragraph" style:parent-style-name="Standard">
      <style:paragraph-properties fo:text-align="center" style:justify-single-word="false" fo:break-before="page"/>
      <style:text-properties style:font-name="Times New Roman" officeooo:paragraph-rsid="001ed64a"/>
    </style:style>
    <style:style style:name="P4" style:family="paragraph" style:parent-style-name="Standard">
      <style:paragraph-properties fo:text-align="center" style:justify-single-word="false"/>
      <style:text-properties style:font-name="Times New Roman" fo:font-size="20pt" fo:font-weight="bold" officeooo:paragraph-rsid="001ed64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Times New Roman" fo:font-size="20pt" fo:font-weight="bold" officeooo:paragraph-rsid="001f1f6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imes New Roman" fo:font-size="20pt" fo:font-weight="bold" officeooo:rsid="001ed64a" officeooo:paragraph-rsid="001ed64a"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Times New Roman" fo:font-size="20pt" fo:font-weight="bold" officeooo:rsid="001ed64a" officeooo:paragraph-rsid="001ed64a" style:font-size-asian="17.5pt" style:font-weight-asian="bold" style:font-size-complex="20pt" style:font-weight-complex="bold"/>
    </style:style>
    <style:style style:name="P8" style:family="paragraph" style:parent-style-name="Standard">
      <style:paragraph-properties fo:text-align="justify" style:justify-single-word="false"/>
      <style:text-properties style:font-name="Times New Roman" fo:font-size="12pt" officeooo:paragraph-rsid="001f1f6c" style:font-size-asian="12pt" style:font-size-complex="12pt"/>
    </style:style>
    <style:style style:name="P9" style:family="paragraph" style:parent-style-name="Standard">
      <style:paragraph-properties fo:line-height="115%" fo:text-align="justify" style:justify-single-word="false"/>
      <style:text-properties style:font-name="Times New Roman" fo:font-size="12pt" officeooo:paragraph-rsid="001f1f6c" style:font-size-asian="12pt" style:font-size-complex="12pt"/>
    </style:style>
    <style:style style:name="P10" style:family="paragraph" style:parent-style-name="Standard">
      <style:paragraph-properties fo:text-align="center" style:justify-single-word="false"/>
      <style:text-properties style:font-name="Times New Roman" fo:font-size="12pt" fo:font-weight="normal" officeooo:rsid="001ed64a" officeooo:paragraph-rsid="001ed64a" style:font-size-asian="10.5pt" style:font-weight-asian="normal" style:font-size-complex="12pt" style:font-weight-complex="normal"/>
    </style:style>
    <style:style style:name="P11" style:family="paragraph" style:parent-style-name="Standard">
      <style:paragraph-properties fo:line-height="150%" fo:text-align="end" style:justify-single-word="false"/>
      <style:text-properties style:font-name="Times New Roman" fo:font-size="16pt" fo:font-weight="bold" officeooo:rsid="00206ff3" officeooo:paragraph-rsid="00206ff3" style:font-size-asian="14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weight="bold" officeooo:paragraph-rsid="001f1f6c" style:font-weight-asian="bold" style:font-weight-complex="bold"/>
    </style:style>
    <style:style style:name="P13" style:family="paragraph" style:parent-style-name="Standard">
      <style:paragraph-properties fo:margin-top="0in" fo:margin-bottom="0in" style:contextual-spacing="false" fo:line-height="150%" fo:text-align="justify" style:justify-single-word="false"/>
      <style:text-properties style:font-name="Times New Roman" officeooo:paragraph-rsid="001ed64a"/>
    </style:style>
    <style:style style:name="P14" style:family="paragraph" style:parent-style-name="Standard">
      <style:text-properties style:font-name="Times New Roman" officeooo:paragraph-rsid="001f1f6c"/>
    </style:style>
    <style:style style:name="P15" style:family="paragraph" style:parent-style-name="Table_20_Contents">
      <style:paragraph-properties fo:line-height="200%" fo:text-align="center" style:justify-single-word="false"/>
      <style:text-properties style:font-name="Times New Roman" fo:font-size="14pt" fo:font-weight="normal" officeooo:rsid="001f0f9c" officeooo:paragraph-rsid="001f0f9c" style:font-size-asian="14pt" style:font-weight-asian="normal" style:font-size-complex="14pt" style:font-weight-complex="normal"/>
    </style:style>
    <style:style style:name="P16" style:family="paragraph" style:parent-style-name="Table_20_Contents">
      <style:paragraph-properties fo:line-height="200%" fo:text-align="center" style:justify-single-word="false"/>
      <style:text-properties style:font-name="Times New Roman" fo:font-size="14pt" fo:font-weight="normal" officeooo:rsid="002e7391" officeooo:paragraph-rsid="002e7391" style:font-size-asian="14pt" style:font-weight-asian="normal" style:font-size-complex="14pt" style:font-weight-complex="normal"/>
    </style:style>
    <style:style style:name="P17" style:family="paragraph" style:parent-style-name="Table_20_Contents">
      <style:paragraph-properties fo:line-height="200%" fo:text-align="center" style:justify-single-word="false"/>
      <style:text-properties style:font-name="Times New Roman" fo:font-size="14pt" fo:font-weight="normal" officeooo:rsid="00237cb3" officeooo:paragraph-rsid="00237cb3" style:font-size-asian="12.25pt" style:font-weight-asian="normal" style:font-size-complex="14pt" style:font-weight-complex="normal"/>
    </style:style>
    <style:style style:name="P18" style:family="paragraph" style:parent-style-name="Table_20_Contents">
      <style:paragraph-properties fo:line-height="150%" fo:text-align="center" style:justify-single-word="false"/>
      <style:text-properties style:font-name="Times New Roman" fo:font-size="14pt" fo:font-weight="normal" officeooo:rsid="002f8969" officeooo:paragraph-rsid="002f8969"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style:font-name="Times New Roman" fo:font-size="12pt" officeooo:paragraph-rsid="0031509f"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officeooo:paragraph-rsid="001ed64a"/>
    </style:style>
    <style:style style:name="P21" style:family="paragraph" style:parent-style-name="Table_20_Contents" style:list-style-name="L1">
      <style:paragraph-properties fo:line-height="150%" fo:text-align="start" style:justify-single-word="false"/>
      <style:text-properties fo:font-size="16pt" fo:font-weight="bold" officeooo:rsid="002cda4d" officeooo:paragraph-rsid="002cda4d" style:font-size-asian="16pt" style:font-weight-asian="bold" style:font-size-complex="16pt" style:font-weight-complex="bold"/>
    </style:style>
    <style:style style:name="P22" style:family="paragraph" style:parent-style-name="Table_20_Contents" style:list-style-name="L1">
      <style:paragraph-properties fo:line-height="150%" fo:text-align="start" style:justify-single-word="false"/>
      <style:text-properties fo:font-size="16pt" fo:font-weight="bold" officeooo:rsid="002e7391" officeooo:paragraph-rsid="002e7391" style:font-size-asian="16pt" style:font-weight-asian="bold" style:font-size-complex="16pt" style:font-weight-complex="bold"/>
    </style:style>
    <style:style style:name="P23" style:family="paragraph" style:parent-style-name="Table_20_Contents" style:list-style-name="L1">
      <style:paragraph-properties fo:line-height="150%" fo:text-align="start" style:justify-single-word="false"/>
      <style:text-properties fo:font-size="14pt" fo:font-weight="normal" officeooo:rsid="002cda4d" officeooo:paragraph-rsid="002cda4d" style:font-size-asian="14pt" style:font-weight-asian="normal" style:font-size-complex="14pt" style:font-weight-complex="normal"/>
    </style:style>
    <style:style style:name="P24" style:family="paragraph" style:parent-style-name="Table_20_Contents" style:list-style-name="L1">
      <style:paragraph-properties fo:line-height="150%" fo:text-align="start" style:justify-single-word="false"/>
      <style:text-properties fo:font-size="14pt" fo:font-weight="normal" officeooo:rsid="002e7391" officeooo:paragraph-rsid="002e7391" style:font-size-asian="14pt" style:font-weight-asian="normal" style:font-size-complex="14pt" style:font-weight-complex="normal"/>
    </style:style>
    <style:style style:name="P25" style:family="paragraph" style:parent-style-name="Table_20_Contents" style:list-style-name="L1">
      <style:paragraph-properties fo:line-height="150%" fo:text-align="start" style:justify-single-word="false"/>
      <style:text-properties style:font-name="Times New Roman" fo:font-size="14pt" fo:font-weight="normal" officeooo:rsid="002e7391" officeooo:paragraph-rsid="002e7391" style:font-size-asian="12.25pt" style:font-weight-asian="normal" style:font-size-complex="14pt" style:font-weight-complex="normal"/>
    </style:style>
    <style:style style:name="P26" style:family="paragraph" style:parent-style-name="Table_20_Contents" style:list-style-name="L1">
      <style:paragraph-properties fo:margin-top="0in" fo:margin-bottom="0in" style:contextual-spacing="false" fo:line-height="150%" fo:text-align="start" style:justify-single-word="false"/>
      <style:text-properties style:font-name="Times New Roman" fo:font-size="14pt" fo:font-weight="normal" officeooo:rsid="002e7391" officeooo:paragraph-rsid="002e7391" style:font-size-asian="12.25pt" style:font-weight-asian="normal" style:font-size-complex="14pt" style:font-weight-complex="normal"/>
    </style:style>
    <style:style style:name="P27" style:family="paragraph" style:parent-style-name="Table_20_Contents">
      <style:paragraph-properties fo:line-height="200%" fo:text-align="center" style:justify-single-word="false"/>
      <style:text-properties style:font-name="Times New Roman" fo:font-size="14pt" fo:font-weight="normal" officeooo:rsid="00237cb3" officeooo:paragraph-rsid="00237cb3" style:font-size-asian="12.25pt" style:font-weight-asian="normal" style:font-size-complex="14pt" style:font-weight-complex="normal"/>
    </style:style>
    <style:style style:name="P28" style:family="paragraph" style:parent-style-name="Table_20_Contents" style:list-style-name="L1">
      <style:paragraph-properties fo:line-height="150%" fo:text-align="start" style:justify-single-word="false"/>
      <style:text-properties style:font-name="Times New Roman" fo:font-size="16pt" fo:font-weight="bold" officeooo:rsid="002e7391" officeooo:paragraph-rsid="002e7391" style:font-size-asian="16pt" style:font-weight-asian="bold" style:font-size-complex="16pt" style:font-weight-complex="bold"/>
    </style:style>
    <style:style style:name="P29" style:family="paragraph" style:parent-style-name="Table_20_Contents" style:list-style-name="L1">
      <style:paragraph-properties fo:line-height="150%" fo:text-align="start" style:justify-single-word="false"/>
      <style:text-properties style:font-name="Times New Roman" fo:font-size="16pt" fo:font-weight="bold" officeooo:rsid="001f1f6c" officeooo:paragraph-rsid="001f1f6c" style:font-size-asian="16pt" style:font-weight-asian="bold" style:font-size-complex="16pt" style:font-weight-complex="bold"/>
    </style:style>
    <style:style style:name="P30" style:family="paragraph" style:parent-style-name="Table_20_Contents" style:list-style-name="L1">
      <style:paragraph-properties fo:line-height="150%" fo:text-align="start" style:justify-single-word="false"/>
      <style:text-properties style:font-name="Times New Roman" fo:font-size="16pt" fo:font-weight="bold" officeooo:rsid="002f8969" officeooo:paragraph-rsid="002f8969" style:font-size-asian="16pt" style:font-weight-asian="bold" style:font-size-complex="16pt" style:font-weight-complex="bold"/>
    </style:style>
    <style:style style:name="P31" style:family="paragraph" style:parent-style-name="Table_20_Contents" style:list-style-name="L1">
      <style:paragraph-properties fo:line-height="150%" fo:text-align="start" style:justify-single-word="false"/>
      <style:text-properties style:font-name="Times New Roman" fo:font-size="16pt" fo:font-weight="bold" officeooo:rsid="003306c6" officeooo:paragraph-rsid="003306c6"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31509f" style:font-weight-asian="bold" style:font-weight-complex="bold"/>
    </style:style>
    <style:style style:name="T3" style:family="text">
      <style:text-properties style:font-name="Times New Roman"/>
    </style:style>
    <style:style style:name="T4" style:family="text">
      <style:text-properties style:font-name="Times New Roman" officeooo:rsid="001f0f9c"/>
    </style:style>
    <style:style style:name="T5" style:family="text">
      <style:text-properties officeooo:rsid="0031509f"/>
    </style:style>
    <style:style style:name="T6" style:family="text">
      <style:text-properties fo:font-weight="normal" officeooo:rsid="0031509f" style:font-weight-asian="normal" style:font-weight-complex="normal"/>
    </style:style>
    <style:style style:name="T7" style:family="text">
      <style:text-properties officeooo:rsid="003306c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ACKNOWLEDGMENT</text:p>
      <text:p text:style-name="P5"/>
      <text:p text:style-name="P12"/>
      <text:p text:style-name="P9">I take this opportunity to thank one and all involved in building this project. Firstly I would like to thank the college for providing us an opportunity to work on the project.</text:p>
      <text:p text:style-name="P9"/>
      <text:p text:style-name="P9">I would also like to thank the management of <text:span text:style-name="T1">K. S. Institute of Technology</text:span> for providing all the resources required for the project.</text:p>
      <text:p text:style-name="P9"/>
      <text:p text:style-name="P9">I wish to acknowledge my sincere gratitude to our beloved Principal, <text:span text:style-name="T1">Dr. Dilip Kumar</text:span> for his encouragement and providing all facilities for the accomplishment of this project.</text:p>
      <text:p text:style-name="P9"/>
      <text:p text:style-name="P9">This project would not have been possible without the support of our beloved <text:span text:style-name="T1">Prof &amp; HOD, Dr. Rekha.B.Venkatapur, Dept. of CSE</text:span>.</text:p>
      <text:p text:style-name="P9"/>
      <text:p text:style-name="P19">I am also highly grateful to my project guides, <text:span text:style-name="T2">Mrs. Geetha R</text:span><text:span text:style-name="T1">, </text:span><text:span text:style-name="T2">Asst Prof </text:span><text:span text:style-name="T1">Dept. of CSE</text:span> <text:span text:style-name="T6">and </text:span><text:span text:style-name="T2">Mrs. Kavya MS, Asst Prof Dept. of CSE </text:span>who have been very generous in assisting and supporting, to do this Project <text:span text:style-name="T1">“DYNAMIC SORTING ALGORITHM VISUALIZATION”</text:span>.</text:p>
      <text:p text:style-name="P9"/>
      <text:p text:style-name="P9">I also would like to thank all other teaching and non-teaching staff members who have extended their support and co-operation while bringing up this project.</text:p>
      <text:p text:style-name="P8"/>
      <text:p text:style-name="P8"/>
      <text:p text:style-name="P8"/>
      <text:p text:style-name="P8"/>
      <text:p text:style-name="P8"/>
      <text:p text:style-name="P8"/>
      <text:p text:style-name="P8"/>
      <text:p text:style-name="P11">PRAJWAL KULKARNI</text:p>
      <text:p text:style-name="P11">(1KS19CS070)</text:p>
      <text:p text:style-name="P3"/>
      <text:p text:style-name="P2"/>
      <text:p text:style-name="P2"/>
      <text:p text:style-name="P4">ABSTRACT </text:p>
      <text:p text:style-name="P2"/>
      <text:p text:style-name="P2"/>
      <text:p text:style-name="P13"><text:span text:style-name="T1">“DYNAMIC SORTING ALGORITHM VISUALIZATION”</text:span> <text:span text:style-name="T5">is a simple mini-project which provides visualization of multiple sorting algorithms such as Selection sort, Ripple sort, Bubble sort, etc. This visualization makes sorting algorithms easy to learn for beginners. </text:span></text:p>
      <text:p text:style-name="P13"><text:tab/><text:span text:style-name="T5">The entire project is made using OpenGL library </text:span><text:span text:style-name="T7">in C language. The project contains an interactive display, for changing the sorting algorithm, for randomizing the numbers, and to exit. The numbers are represented using rectangles whose height is dependent on the value. On click of suitable key the data starts to get sorted in ascending order based on the algorithm chosen. Users can pause, randomize, sort, change algorithm and exit with keys ‘p’, ‘r’, ‘s’, ‘c’ and ‘Esc’ respectively. </text:span></text:p>
      <text:p text:style-name="P7"/>
      <text:p text:style-name="P6">CONTENTS</text:p>
      <text:p text:style-name="P6"/>
      <table:table table:name="Table1" table:style-name="Table1">
        <table:table-column table:style-name="Table1.A"/>
        <table:table-column table:style-name="Table1.B"/>
        <table:table-row table:style-name="TableLine3119936621968">
          <table:table-cell table:style-name="Table1.A1" office:value-type="string">
            <text:list xml:id="list1482291264" text:style-name="L1">
              <text:list-item>
                <text:p text:style-name="P21">INTRODUCTION</text:p>
                <text:list>
                  <text:list-item>
                    <text:p text:style-name="P23">About</text:p>
                  </text:list-item>
                  <text:list-item>
                    <text:p text:style-name="P23">About OpenGL</text:p>
                    <text:list>
                      <text:list-item>
                        <text:p text:style-name="P23">OpenGL comma<text:span text:style-name="T5">n</text:span>d syntax</text:p>
                      </text:list-item>
                      <text:list-item>
                        <text:p text:style-name="P24">OpenGL as a State Machine</text:p>
                      </text:list-item>
                      <text:list-item>
                        <text:p text:style-name="P24">OpenGL Rendering Pipeline</text:p>
                      </text:list-item>
                      <text:list-item>
                        <text:p text:style-name="P24">OpenGL – Related Libraries</text:p>
                      </text:list-item>
                    </text:list>
                  </text:list-item>
                </text:list>
              </text:list-item>
            </text:list>
          </table:table-cell>
          <table:table-cell table:style-name="Table1.A1" office:value-type="string">
            <text:p text:style-name="P18"/>
          </table:table-cell>
        </table:table-row>
        <table:table-row table:style-name="TableLine3119936619376">
          <table:table-cell table:style-name="Table1.A1" office:value-type="string">
            <text:list xml:id="list170602986057861" text:continue-numbering="true" text:style-name="L1">
              <text:list-item>
                <text:p text:style-name="P22"><text:span text:style-name="T4">R</text:span><text:span text:style-name="T3">EQUIREMENT ANALYSIS</text:span></text:p>
                <text:list>
                  <text:list-item>
                    <text:p text:style-name="P25">Requirements of the project</text:p>
                  </text:list-item>
                  <text:list-item>
                    <text:p text:style-name="P25">Resource Requirements</text:p>
                  </text:list-item>
                </text:list>
              </text:list-item>
            </text:list>
          </table:table-cell>
          <table:table-cell table:style-name="Table1.A1" office:value-type="string">
            <text:p text:style-name="P15"/>
          </table:table-cell>
        </table:table-row>
        <table:table-row table:style-name="TableLine3119936619952">
          <table:table-cell table:style-name="Table1.A1" office:value-type="string">
            <text:list xml:id="list170602090906574" text:continue-numbering="true" text:style-name="L1">
              <text:list-item>
                <text:p text:style-name="P28">DESIGN PHASE</text:p>
                <text:list>
                  <text:list-item>
                    <text:p text:style-name="P25">Algorithm</text:p>
                  </text:list-item>
                  <text:list-item>
                    <text:p text:style-name="P25">Flow Diagram</text:p>
                  </text:list-item>
                </text:list>
              </text:list-item>
            </text:list>
          </table:table-cell>
          <table:table-cell table:style-name="Table1.A1" office:value-type="string">
            <text:p text:style-name="P16"/>
          </table:table-cell>
        </table:table-row>
        <table:table-row table:style-name="TableLine3119936620240">
          <table:table-cell table:style-name="Table1.A1" office:value-type="string">
            <text:list xml:id="list170601783132111" text:continue-numbering="true" text:style-name="L1">
              <text:list-item>
                <text:p text:style-name="P29">IMPLEMENTATION</text:p>
              </text:list-item>
            </text:list>
          </table:table-cell>
          <table:table-cell table:style-name="Table1.A1" office:value-type="string">
            <text:p text:style-name="P17"/>
          </table:table-cell>
        </table:table-row>
        <table:table-row table:style-name="TableLine3119936620816">
          <table:table-cell table:style-name="Table1.A1" office:value-type="string">
            <text:list xml:id="list170601902346157" text:continue-numbering="true" text:style-name="L1">
              <text:list-item>
                <text:p text:style-name="P29">TESTING</text:p>
                <text:list>
                  <text:list-item>
                    <text:p text:style-name="P26">Testing</text:p>
                  </text:list-item>
                  <text:list-item>
                    <text:p text:style-name="P26">Test Cases</text:p>
                  </text:list-item>
                </text:list>
              </text:list-item>
            </text:list>
          </table:table-cell>
          <table:table-cell table:style-name="Table1.A1" office:value-type="string">
            <text:p text:style-name="P17"/>
          </table:table-cell>
        </table:table-row>
        <table:table-row table:style-name="TableLine3119936620816">
          <table:table-cell table:style-name="Table1.A1" office:value-type="string">
            <text:list xml:id="list170601644663198" text:continue-numbering="true" text:style-name="L1">
              <text:list-item>
                <text:p text:style-name="P31">CODE SNIPPETS</text:p>
              </text:list-item>
            </text:list>
          </table:table-cell>
          <table:table-cell table:style-name="Table1.A1" office:value-type="string">
            <text:p text:style-name="P17"/>
          </table:table-cell>
        </table:table-row>
        <table:table-row table:style-name="TableLine3119936621104">
          <table:table-cell table:style-name="Table1.A1" office:value-type="string">
            <text:list xml:id="list170601558971659" text:continue-numbering="true" text:style-name="L1">
              <text:list-item>
                <text:p text:style-name="P30">SNAPSHOTS</text:p>
              </text:list-item>
            </text:list>
          </table:table-cell>
          <table:table-cell table:style-name="Table1.A1" office:value-type="string">
            <text:p text:style-name="P17"/>
          </table:table-cell>
        </table:table-row>
        <table:table-row table:style-name="TableLine3119926763376">
          <table:table-cell table:style-name="Table1.A1" office:value-type="string">
            <text:list xml:id="list170602781352276" text:continue-numbering="true" text:style-name="L1">
              <text:list-item>
                <text:p text:style-name="P30">CONCLUSION</text:p>
              </text:list-item>
            </text:list>
          </table:table-cell>
          <table:table-cell table:style-name="Table1.A1" office:value-type="string">
            <text:p text:style-name="P17"/>
          </table:table-cell>
        </table:table-row>
        <table:table-row table:style-name="TableLine3119926761360">
          <table:table-cell table:style-name="Table1.A1" office:value-type="string">
            <text:list xml:id="list170602365781377" text:continue-numbering="true" text:style-name="L1">
              <text:list-item>
                <text:p text:style-name="P30">REFERENCES</text:p>
              </text:list-item>
            </text:list>
          </table:table-cell>
          <table:table-cell table:style-name="Table1.A1" office:value-type="string">
            <text:p text:style-name="P17"/>
          </table:table-cell>
        </table:table-row>
      </table:table>
      <text:p text:style-name="P10"/>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7846in" style:type="center"/>
          <style:tab-stop style:position="7.5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846in" style:type="center"/>
          <style:tab-stop style:position="7.5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5983b0" loext:opacity="100%"/>
    </style:style>
    <style:page-layout style:name="Mpm1">
      <style:page-layout-properties fo:page-width="8.2701in" fo:page-height="11.6902in" style:num-format="1" style:print-orientation="portrait" fo:margin-top="0.35in" fo:margin-bottom="0.35in" fo:margin-left="0.35in" fo:margin-right="0.35in" fo:border="2.24pt solid #000000" fo:padding-top="0.0201in" fo:padding-bottom="0.0201in" fo:padding-left="0.5in" fo:padding-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7:30:08.420000000</meta:creation-date>
    <dc:date>2022-07-11T17:06:01.255000000</dc:date>
    <meta:editing-duration>PT35M55S</meta:editing-duration>
    <meta:editing-cycles>10</meta:editing-cycles>
    <meta:generator>LibreOffice/7.3.1.3$Windows_X86_64 LibreOffice_project/a69ca51ded25f3eefd52d7bf9a5fad8c90b87951</meta:generator>
    <meta:document-statistic meta:table-count="1" meta:image-count="0" meta:object-count="0" meta:page-count="3" meta:paragraph-count="35" meta:word-count="353" meta:character-count="2201" meta:non-whitespace-character-count="1899"/>
  </office:meta>
</office:document-meta>
</file>